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47c" officeooo:paragraph-rsid="001b4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 la api apuntes :</text:p>
      <text:p text:style-name="P1"/>
      <text:p text:style-name="P1"/>
      <text:p text:style-name="P1">import okhttp3.*</text:p>
      <text:p text:style-name="P1">import org.json.JSONObject</text:p>
      <text:p text:style-name="P1">import java.util.concurrent.TimeUnit</text:p>
      <text:p text:style-name="P1"/>
      <text:p text:style-name="P1">fun main() {</text:p>
      <text:p text:style-name="P1"><text:s text:c="4"/>// Configurar el cliente WebSocket</text:p>
      <text:p text:style-name="P1"><text:s text:c="4"/>val client = OkHttpClient.Builder()</text:p>
      <text:p text:style-name="P1"><text:s text:c="8"/>.readTimeout(0, TimeUnit.MILLISECONDS) // Sin límite para mantener la conexión</text:p>
      <text:p text:style-name="P1"><text:s text:c="8"/>.build()</text:p>
      <text:p text:style-name="P1"/>
      <text:p text:style-name="P1"><text:s text:c="4"/>// URL del WebSocket</text:p>
      <text:p text:style-name="P1"><text:s text:c="4"/>val request = Request.Builder()</text:p>
      <text:p text:style-name="P1"><text:s text:c="8"/>.url("wss://api.tiingo.com/iex")</text:p>
      <text:p text:style-name="P1"><text:s text:c="8"/>.build()</text:p>
      <text:p text:style-name="P1"/>
      <text:p text:style-name="P1"><text:s text:c="4"/>// Crear el objeto WebSocket</text:p>
      <text:p text:style-name="P1"><text:s text:c="4"/>val webSocketListener = object : WebSocketListener() {</text:p>
      <text:p text:style-name="P1"><text:s text:c="8"/>override fun onOpen(webSocket: WebSocket, response: Response) {</text:p>
      <text:p text:style-name="P1"><text:s text:c="12"/>println("Conexión WebSocket abierta")</text:p>
      <text:p text:style-name="P1"/>
      <text:p text:style-name="P1"><text:s text:c="12"/>// Crear el mensaje de suscripción</text:p>
      <text:p text:style-name="P1"><text:s text:c="12"/>val suscribirse = JSONObject().apply {</text:p>
      <text:p text:style-name="P1"><text:s text:c="16"/>put("nombreEvento", "suscribirse")</text:p>
      <text:p text:style-name="P1"><text:s text:c="16"/>put("authorization", "TU_TOKEN_API_AQUÍ") // Reemplaza con tu token</text:p>
      <text:p text:style-name="P1"><text:s text:c="16"/>put("datos del evento", JSONObject().apply {</text:p>
      <text:p text:style-name="P1"><text:s text:c="20"/>put("nivelUmbral", 6)</text:p>
      <text:p text:style-name="P1"><text:s text:c="20"/>put("tickers", listOf("espía", "uso"))</text:p>
      <text:p text:style-name="P1"><text:s text:c="16"/>})</text:p>
      <text:p text:style-name="P1"><text:s text:c="12"/>}</text:p>
      <text:p text:style-name="P1"/>
      <text:p text:style-name="P1"><text:s text:c="12"/>// Enviar el mensaje de suscripción al servidor</text:p>
      <text:p text:style-name="P1"><text:s text:c="12"/>webSocket.send(suscribirse.toString())</text:p>
      <text:p text:style-name="P1"><text:s text:c="8"/>}</text:p>
      <text:p text:style-name="P1"/>
      <text:p text:style-name="P1"><text:s text:c="8"/>override fun onMessage(webSocket: WebSocket, text: String) {</text:p>
      <text:p text:style-name="P1"><text:s text:c="12"/>// Recibir mensajes del servidor</text:p>
      <text:p text:style-name="P1"><text:s text:c="12"/>println("Mensaje recibido: $text")</text:p>
      <text:p text:style-name="P1"><text:s text:c="8"/>}</text:p>
      <text:p text:style-name="P1"/>
      <text:p text:style-name="P1"><text:s text:c="8"/>override fun onFailure(webSocket: WebSocket, t: Throwable, response: Response?) {</text:p>
      <text:p text:style-name="P1"><text:s text:c="12"/>// Manejar errores</text:p>
      <text:p text:style-name="P1"><text:s text:c="12"/>println("Error en WebSocket: ${t.message}")</text:p>
      <text:p text:style-name="P1"><text:s text:c="8"/>}</text:p>
      <text:p text:style-name="P1"/>
      <text:p text:style-name="P1"><text:s text:c="8"/>override fun onClosing(webSocket: WebSocket, code: Int, reason: String) {</text:p>
      <text:p text:style-name="P1"><text:s text:c="12"/>// Cerrar la conexión</text:p>
      <text:p text:style-name="P1"><text:s text:c="12"/>println("Conexión WebSocket cerrándose: $reason")</text:p>
      <text:p text:style-name="P1"><text:s text:c="12"/>webSocket.close(1000, null)</text:p>
      <text:p text:style-name="P1"><text:s text:c="8"/>}</text:p>
      <text:p text:style-name="P1"><text:soft-page-break/></text:p>
      <text:p text:style-name="P1"><text:s text:c="8"/>override fun onClosed(webSocket: WebSocket, code: Int, reason: String) {</text:p>
      <text:p text:style-name="P1"><text:s text:c="12"/>println("Conexión WebSocket cerrada: $reason")</text:p>
      <text:p text:style-name="P1"><text:s text:c="8"/>}</text:p>
      <text:p text:style-name="P1"><text:s text:c="4"/>}</text:p>
      <text:p text:style-name="P1"/>
      <text:p text:style-name="P1"><text:s text:c="4"/>// Conectar al WebSocket</text:p>
      <text:p text:style-name="P1"><text:s text:c="4"/>client.newWebSocket(request, webSocketListener)</text:p>
      <text:p text:style-name="P1"/>
      <text:p text:style-name="P1"><text:s text:c="4"/>// Mantener el cliente activo para recibir mensajes</text:p>
      <text:p text:style-name="P1"><text:s text:c="4"/>client.dispatcher.executorService.shutdown(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21:05:07.322000000</meta:creation-date>
    <dc:date>2025-01-23T23:04:41.175000000</dc:date>
    <meta:editing-duration>PT1H59M3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51" meta:word-count="192" meta:character-count="2062" meta:non-whitespace-character-count="1493"/>
  </office:meta>
</office:document-meta>
</file>